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 L" svg:font-family="'Nimbus Sans L'" style:font-family-generic="swiss" style:font-pitch="variable"/>
    <style:font-face style:name="Angsana New" svg:font-family="'Angsana Ne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imbusSanL-Bold" svg:font-family="NimbusSanL-Bold" style:font-family-generic="system" style:font-pitch="variable"/>
    <style:font-face style:name="NimbusSanL-Regu" svg:font-family="NimbusSanL-Regu"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6.007cm" fo:margin-left="0cm" fo:margin-top="0cm" fo:margin-bottom="0cm" table:align="left" style:writing-mode="lr-tb"/>
    </style:style>
    <style:style style:name="Table1.A" style:family="table-column">
      <style:table-column-properties style:column-width="5.3cm"/>
    </style:style>
    <style:style style:name="Table1.C" style:family="table-column">
      <style:table-column-properties style:column-width="5.40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P1" style:family="paragraph" style:parent-style-name="Footer">
      <style:paragraph-properties>
        <style:tab-stops>
          <style:tab-stop style:position="8.837cm" style:type="center"/>
          <style:tab-stop style:position="19.394cm" style:type="right"/>
          <style:tab-stop style:position="19.5cm"/>
        </style:tab-stops>
      </style:paragraph-properties>
      <style:text-properties officeooo:paragraph-rsid="00443f69"/>
    </style:style>
    <style:style style:name="P2" style:family="paragraph" style:parent-style-name="Standard">
      <style:paragraph-properties fo:margin-top="0cm" fo:margin-bottom="0cm" loext:contextual-spacing="false" fo:line-height="100%"/>
      <style:text-properties officeooo:paragraph-rsid="002a670e"/>
    </style:style>
    <style:style style:name="P3" style:family="paragraph" style:parent-style-name="Standard">
      <style:paragraph-properties fo:margin-top="0cm" fo:margin-bottom="0cm" loext:contextual-spacing="false" fo:line-height="100%"/>
      <style:text-properties officeooo:paragraph-rsid="003a4d22"/>
    </style:style>
    <style:style style:name="P4" style:family="paragraph" style:parent-style-name="Standard">
      <style:paragraph-properties fo:margin-top="0cm" fo:margin-bottom="0cm" loext:contextual-spacing="false" fo:line-height="100%"/>
      <style:text-properties fo:color="#000000" style:font-name="Arial" fo:font-size="16pt" style:text-underline-style="solid" style:text-underline-width="auto" style:text-underline-color="font-color" fo:font-weight="bold" style:font-name-asian="NimbusSanL-Bold" style:font-size-asian="16pt" style:font-weight-asian="bold" style:font-name-complex="Arial1" style:font-size-complex="16pt" style:font-weight-complex="bold"/>
    </style:style>
    <style:style style:name="P5" style:family="paragraph" style:parent-style-name="Standard">
      <style:paragraph-properties fo:margin-top="0cm" fo:margin-bottom="0cm" loext:contextual-spacing="false" fo:line-height="100%" fo:text-align="center" style:justify-single-word="false"/>
      <style:text-properties fo:color="#000000" style:font-name="Arial" fo:font-size="16pt" fo:font-weight="bold" style:font-name-asian="NimbusSanL-Regu" style:font-size-asian="16pt" style:font-weight-asian="bold" style:font-name-complex="Arial1" style:font-size-complex="16pt" style:font-weight-complex="bold"/>
    </style:style>
    <style:style style:name="P6" style:family="paragraph" style:parent-style-name="Standard">
      <style:paragraph-properties fo:margin-top="0cm" fo:margin-bottom="0cm" loext:contextual-spacing="false" fo:line-height="100%"/>
      <style:text-properties fo:color="#000000" style:font-name="Arial" fo:font-size="12pt" officeooo:paragraph-rsid="0027731d" style:font-name-asian="NimbusSanL-Regu" style:font-size-asian="12pt" style:font-name-complex="Arial1" style:font-size-complex="12pt"/>
    </style:style>
    <style:style style:name="P7" style:family="paragraph" style:parent-style-name="Standard">
      <style:paragraph-properties fo:margin-top="0cm" fo:margin-bottom="0cm" loext:contextual-spacing="false" fo:line-height="100%"/>
      <style:text-properties fo:color="#000000" style:font-name="Arial" fo:font-size="12pt" fo:font-weight="normal" officeooo:rsid="002ad885" style:font-name-asian="NimbusSanL-Bold" style:font-size-asian="12pt" style:font-weight-asian="normal" style:font-name-complex="Arial1" style:font-size-complex="12pt" style:font-weight-complex="normal"/>
    </style:style>
    <style:style style:name="P8" style:family="paragraph" style:parent-style-name="Standard">
      <style:paragraph-properties fo:margin-top="0cm" fo:margin-bottom="0cm" loext:contextual-spacing="false" fo:line-height="100%"/>
      <style:text-properties fo:color="#000000" style:font-name="Nimbus Sans" fo:font-size="12pt" style:font-name-asian="NimbusSanL-Regu" style:font-size-asian="12pt" style:font-name-complex="Arial1" style:font-size-complex="12pt"/>
    </style:style>
    <style:style style:name="P9" style:family="paragraph" style:parent-style-name="Standard">
      <style:paragraph-properties fo:margin-top="0cm" fo:margin-bottom="0cm" loext:contextual-spacing="false" fo:line-height="100%"/>
      <style:text-properties fo:color="#000000" style:font-name="Nimbus Sans" fo:font-size="12pt" officeooo:paragraph-rsid="003a4d22" style:font-name-asian="NimbusSanL-Regu" style:font-size-asian="12pt" style:font-name-complex="Arial1" style:font-size-complex="12pt"/>
    </style:style>
    <style:style style:name="P10" style:family="paragraph" style:parent-style-name="Standard">
      <style:paragraph-properties fo:margin-top="0cm" fo:margin-bottom="0cm" loext:contextual-spacing="false" fo:line-height="100%"/>
      <style:text-properties fo:color="#000081" style:font-name="Nimbus Sans" fo:font-size="12pt" officeooo:paragraph-rsid="003a4d22" style:font-name-asian="NimbusSanL-Regu" style:font-size-asian="12pt" style:font-name-complex="Arial1" style:font-size-complex="12pt"/>
    </style:style>
    <style:style style:name="P11" style:family="paragraph" style:parent-style-name="Standard" style:master-page-name="Standard">
      <style:paragraph-properties fo:margin-top="0cm" fo:margin-bottom="0cm" loext:contextual-spacing="false" fo:line-height="100%" fo:text-align="center" style:justify-single-word="false" style:page-number="auto"/>
      <style:text-properties fo:color="#000000" style:font-name="Arial" fo:font-size="16pt" fo:font-weight="bold" officeooo:rsid="0042a8e3" style:font-name-asian="NimbusSanL-Bold" style:font-size-asian="16pt" style:font-weight-asian="bold" style:font-name-complex="Arial1" style:font-size-complex="16pt" style:font-weight-complex="bold"/>
    </style:style>
    <style:style style:name="P12" style:family="paragraph" style:parent-style-name="Standard">
      <style:paragraph-properties fo:margin-top="0cm" fo:margin-bottom="0cm" loext:contextual-spacing="false" fo:line-height="100%" fo:text-align="center" style:justify-single-word="false"/>
      <style:text-properties fo:color="#000000" style:font-name="Arial" officeooo:paragraph-rsid="0050e1ff" style:font-name-asian="NimbusSanL-Regu" style:font-name-complex="Arial1"/>
    </style:style>
    <style:style style:name="P13" style:family="paragraph" style:parent-style-name="Standard">
      <style:paragraph-properties fo:margin-top="0cm" fo:margin-bottom="0cm" loext:contextual-spacing="false" fo:line-height="100%"/>
      <style:text-properties fo:color="#000000" style:font-name="Nimbus Sans" fo:font-size="12pt" officeooo:paragraph-rsid="002f212c" style:font-name-asian="NimbusSanL-Regu" style:font-size-asian="12pt" style:font-name-complex="Arial1" style:font-size-complex="12pt"/>
    </style:style>
    <style:style style:name="P14" style:family="paragraph" style:parent-style-name="Standard">
      <style:paragraph-properties fo:margin-top="0cm" fo:margin-bottom="0cm" loext:contextual-spacing="false" fo:line-height="100%"/>
      <style:text-properties fo:color="#000000" style:font-name="Nimbus Sans" fo:font-size="12pt" officeooo:rsid="0055587d" officeooo:paragraph-rsid="0055587d" style:font-name-asian="NimbusSanL-Regu" style:font-size-asian="12pt" style:font-name-complex="Arial1" style:font-size-complex="12pt"/>
    </style:style>
    <style:style style:name="P15" style:family="paragraph" style:parent-style-name="Standard">
      <style:paragraph-properties fo:margin-top="0cm" fo:margin-bottom="0cm" loext:contextual-spacing="false" fo:line-height="100%"/>
      <style:text-properties fo:color="#000000" style:font-name="Nimbus Sans" fo:font-size="15pt" style:text-underline-style="solid" style:text-underline-width="auto" style:text-underline-color="font-color" fo:font-weight="bold" officeooo:paragraph-rsid="0050e1ff" style:font-name-asian="NimbusSanL-Bold" style:font-size-asian="15pt" style:font-weight-asian="bold" style:font-name-complex="Arial1" style:font-size-complex="15pt" style:font-weight-complex="bold"/>
    </style:style>
    <style:style style:name="P16" style:family="paragraph" style:parent-style-name="Standard">
      <style:paragraph-properties fo:margin-top="0cm" fo:margin-bottom="0cm" loext:contextual-spacing="false" fo:line-height="100%"/>
      <style:text-properties fo:color="#000000" style:font-name="Nimbus Sans" fo:font-size="15pt" style:text-underline-style="solid" style:text-underline-width="auto" style:text-underline-color="font-color" fo:font-weight="bold" officeooo:paragraph-rsid="0050e1ff" style:font-name-asian="NimbusSanL-Bold" style:font-size-asian="15pt" style:font-weight-asian="bold" style:font-name-complex="Arial1" style:font-size-complex="15pt" style:font-weight-complex="bold"/>
    </style:style>
    <style:style style:name="P17" style:family="paragraph" style:parent-style-name="Standard">
      <style:paragraph-properties fo:margin-top="0cm" fo:margin-bottom="0cm" loext:contextual-spacing="false" fo:line-height="100%"/>
      <style:text-properties fo:color="#000000" style:font-name="Nimbus Sans" fo:font-size="15pt" style:text-underline-style="solid" style:text-underline-width="auto" style:text-underline-color="font-color" fo:font-weight="bold" officeooo:paragraph-rsid="0052d0e1" style:font-name-asian="NimbusSanL-Bold" style:font-size-asian="15pt" style:font-weight-asian="bold" style:font-name-complex="Arial1" style:font-size-complex="15pt" style:font-weight-complex="bold"/>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100%"/>
      <style:text-properties officeooo:paragraph-rsid="0050e1ff"/>
    </style:style>
    <style:style style:name="P20" style:family="paragraph" style:parent-style-name="Standard">
      <style:paragraph-properties fo:margin-top="0cm" fo:margin-bottom="0cm" loext:contextual-spacing="false" fo:line-height="100%" fo:text-align="center" style:justify-single-word="false"/>
      <style:text-properties officeooo:paragraph-rsid="0050e1ff"/>
    </style:style>
    <style:style style:name="P21" style:family="paragraph" style:parent-style-name="Standard">
      <style:paragraph-properties fo:margin-top="0cm" fo:margin-bottom="0cm" loext:contextual-spacing="false" fo:line-height="100%" fo:text-align="justify" style:justify-single-word="false"/>
      <style:text-properties officeooo:paragraph-rsid="0050e1ff"/>
    </style:style>
    <style:style style:name="P22" style:family="paragraph" style:parent-style-name="Standard">
      <style:paragraph-properties fo:margin-top="0cm" fo:margin-bottom="0cm" loext:contextual-spacing="false" fo:line-height="100%" fo:text-align="justify" style:justify-single-word="false"/>
      <style:text-properties style:font-name="Century Gothic" officeooo:paragraph-rsid="0050e1ff" style:font-name-complex="Angsana New"/>
    </style:style>
    <style:style style:name="P23" style:family="paragraph" style:parent-style-name="Standard">
      <style:paragraph-properties fo:margin-top="0cm" fo:margin-bottom="0cm" loext:contextual-spacing="false" fo:line-height="100%"/>
      <style:text-properties style:font-name="Century Gothic" officeooo:paragraph-rsid="0050e1ff" style:font-name-complex="Angsana New"/>
    </style:style>
    <style:style style:name="P24" style:family="paragraph" style:parent-style-name="Standard">
      <style:paragraph-properties fo:margin-top="0cm" fo:margin-bottom="0cm" loext:contextual-spacing="false" fo:line-height="100%" fo:text-align="justify" style:justify-single-word="false"/>
      <style:text-properties style:font-name="Century Gothic" fo:font-weight="bold" officeooo:paragraph-rsid="0050e1ff" style:font-weight-asian="bold" style:font-name-complex="Angsana New"/>
    </style:style>
    <style:style style:name="P25" style:family="paragraph" style:parent-style-name="Standard">
      <style:paragraph-properties fo:margin-top="0cm" fo:margin-bottom="0cm" loext:contextual-spacing="false" fo:line-height="100%"/>
      <style:text-properties style:font-name="Century Gothic" fo:font-weight="bold" officeooo:paragraph-rsid="0050e1ff" style:font-weight-asian="bold" style:font-name-complex="Angsana New"/>
    </style:style>
    <style:style style:name="P26" style:family="paragraph" style:parent-style-name="Standard">
      <style:paragraph-properties fo:margin-top="0cm" fo:margin-bottom="0cm" loext:contextual-spacing="false" fo:line-height="100%"/>
      <style:text-properties officeooo:rsid="0052d0e1" officeooo:paragraph-rsid="0052d0e1"/>
    </style:style>
    <style:style style:name="P27" style:family="paragraph" style:parent-style-name="Standard">
      <style:paragraph-properties fo:margin-top="0cm" fo:margin-bottom="0cm" loext:contextual-spacing="false" fo:line-height="100%" fo:text-align="justify" style:justify-single-word="false"/>
      <style:text-properties officeooo:rsid="0052d0e1" officeooo:paragraph-rsid="0052d0e1"/>
    </style:style>
    <style:style style:name="P28" style:family="paragraph" style:parent-style-name="Standard">
      <style:text-properties style:font-name="Nimbus Sans" fo:font-size="12pt" officeooo:paragraph-rsid="0050e1ff" style:font-size-asian="12pt" style:font-size-complex="12pt"/>
    </style:style>
    <style:style style:name="T1" style:family="text">
      <style:text-properties officeooo:rsid="004c9461"/>
    </style:style>
    <style:style style:name="T2" style:family="text">
      <style:text-properties fo:color="#000000" style:font-name="Arial" fo:font-size="12pt" fo:font-weight="bold" style:font-name-asian="NimbusSanL-Bold" style:font-size-asian="12pt" style:font-weight-asian="bold" style:font-name-complex="Arial1" style:font-size-complex="12pt" style:font-weight-complex="bold"/>
    </style:style>
    <style:style style:name="T3" style:family="text">
      <style:text-properties fo:color="#000000" style:font-name="Arial" fo:font-size="12pt" style:font-name-asian="NimbusSanL-Bold" style:font-size-asian="12pt" style:font-name-complex="Arial1" style:font-size-complex="12pt" style:font-weight-complex="bold"/>
    </style:style>
    <style:style style:name="T4" style:family="text">
      <style:text-properties fo:color="#000000" style:font-name="Arial" fo:font-size="12pt" officeooo:rsid="0052d0e1" style:font-name-asian="NimbusSanL-Bold" style:font-size-asian="12pt" style:font-name-complex="Arial1" style:font-size-complex="12pt" style:font-weight-complex="bold"/>
    </style:style>
    <style:style style:name="T5" style:family="text">
      <style:text-properties fo:color="#000000" officeooo:rsid="000e839b" style:font-name-asian="NimbusSanL-Regu" style:font-name-complex="Arial1"/>
    </style:style>
    <style:style style:name="T6" style:family="text">
      <style:text-properties fo:color="#000000" fo:font-weight="bold" officeooo:rsid="000e839b" style:font-name-asian="NimbusSanL-Regu" style:font-weight-asian="bold" style:font-name-complex="Arial1" style:font-weight-complex="bold"/>
    </style:style>
    <style:style style:name="T7" style:family="text">
      <style:text-properties fo:color="#000000" style:text-position="0% 100%" style:font-name="Nimbus Sans L" fo:font-size="12pt" fo:font-weight="bold" officeooo:rsid="00a65559" style:font-name-asian="NimbusSanL-Regu" style:font-size-asian="12pt" style:font-weight-asian="bold" style:font-name-complex="Arial1" style:font-size-complex="12pt" style:font-weight-complex="bold"/>
    </style:style>
    <style:style style:name="T8" style:family="text">
      <style:text-properties fo:color="#000000" style:text-position="0% 100%" style:font-name="Nimbus Sans L" fo:font-size="12pt" fo:font-weight="normal" officeooo:rsid="00a65559" style:font-name-asian="NimbusSanL-Regu" style:font-size-asian="12pt" style:font-weight-asian="normal" style:font-name-complex="Arial1" style:font-size-complex="12pt" style:font-weight-complex="normal"/>
    </style:style>
    <style:style style:name="T9" style:family="text">
      <style:text-properties fo:color="#000000" style:font-name="Nimbus Sans L" fo:font-size="12pt" fo:font-weight="normal" officeooo:rsid="001f20ca" style:font-name-asian="NimbusSanL-Regu" style:font-size-asian="12pt" style:font-weight-asian="normal" style:font-name-complex="Arial1" style:font-size-complex="12pt" style:font-weight-complex="normal"/>
    </style:style>
    <style:style style:name="T10" style:family="text">
      <style:text-properties fo:color="#000000" style:font-name="Nimbus Sans L" fo:font-size="12pt" fo:font-weight="normal" officeooo:rsid="002a670e" style:font-name-asian="NimbusSanL-Regu" style:font-size-asian="12pt" style:font-weight-asian="normal" style:font-name-complex="Arial1" style:font-size-complex="12pt" style:font-weight-complex="normal"/>
    </style:style>
    <style:style style:name="T11" style:family="text">
      <style:text-properties officeooo:rsid="000fd1ac"/>
    </style:style>
    <style:style style:name="T12" style:family="text">
      <style:text-properties officeooo:rsid="001a7b9e"/>
    </style:style>
    <style:style style:name="T13" style:family="text">
      <style:text-properties style:font-name="Nimbus Sans" fo:font-size="12pt" style:font-name-asian="NimbusSanL-Regu" style:font-size-asian="12pt" style:font-name-complex="Arial1" style:font-size-complex="12pt"/>
    </style:style>
    <style:style style:name="T14" style:family="text">
      <style:text-properties officeooo:rsid="00243626"/>
    </style:style>
    <style:style style:name="T15" style:family="text">
      <style:text-properties officeooo:rsid="002f212c"/>
    </style:style>
    <style:style style:name="T16" style:family="text">
      <style:text-properties officeooo:rsid="0050e1ff"/>
    </style:style>
    <style:style style:name="T17" style:family="text">
      <style:text-properties style:font-name="Century Gothic"/>
    </style:style>
    <style:style style:name="T18" style:family="text">
      <style:text-properties style:font-name="Century Gothic" style:font-name-complex="Angsana New"/>
    </style:style>
    <style:style style:name="T19" style:family="text">
      <style:text-properties style:font-name="Century Gothic" officeooo:rsid="000fd1ac" style:font-name-complex="Angsana New"/>
    </style:style>
    <style:style style:name="T20" style:family="text">
      <style:text-properties style:font-name="Century Gothic" officeooo:rsid="0050e1ff" style:font-name-complex="Angsana New"/>
    </style:style>
    <style:style style:name="T21" style:family="text">
      <style:text-properties style:font-name="Century Gothic" fo:font-weight="bold" style:font-weight-asian="bold"/>
    </style:style>
    <style:style style:name="T22" style:family="text">
      <style:text-properties style:font-name="Century Gothic" fo:font-weight="bold" style:font-weight-asian="bold" style:font-name-complex="Angsana New"/>
    </style:style>
    <style:style style:name="T23" style:family="text">
      <style:text-properties fo:font-weight="bold" style:font-weight-asian="bold"/>
    </style:style>
    <style:style style:name="T24" style:family="text">
      <style:text-properties officeooo:rsid="0050e1ff" style:font-name-complex="Angsana New"/>
    </style:style>
    <style:style style:name="T25" style:family="text">
      <style:text-properties officeooo:rsid="0052d0e1"/>
    </style:style>
    <style:style style:name="T26" style:family="text">
      <style:text-properties officeooo:rsid="005375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itle>Red Rock to Emerald Beach - Green Cord Hike – V1.0</text:title></text:p>
      <text:p text:style-name="P5">(Part of Yuraygir Coastal Walk)</text:p>
      <text:p text:style-name="P12"><text:span text:style-name="T11">Original – </text:span><text:span text:style-name="T19">Evelyn Genge </text:span><text:s/>– <text:span text:style-name="T16">April 2019</text:span><text:line-break/><text:line-break/></text:p>
      <text:p text:style-name="P18"><text:span text:style-name="T2">MAP: <text:tab/><text:tab/><text:tab/></text:span><text:span text:style-name="T3">Red Rock 9583 – 3S, </text:span><text:span text:style-name="T4">W</text:span><text:span text:style-name="T3">oolgoolga 9537-4N</text:span></text:p>
      <text:p text:style-name="P2"><text:span text:style-name="T7">Grid Ref Zone:<text:tab/></text:span><text:span text:style-name="T8">MGRS </text:span><text:span text:style-name="T9">56JN</text:span><text:span text:style-name="T10">M</text:span></text:p>
      <text:p text:style-name="P7"/>
      <text:p text:style-name="P6"/>
      <text:p text:style-name="P4">Summary</text:p>
      <text:p text:style-name="P8">Th<text:span text:style-name="T15">is part of the </text:span>Yuraygir Coastal Walk offers a variety of suitable hikes <text:span text:style-name="T15">for Cubs and Scouts.</text:span>.</text:p>
      <text:p text:style-name="P8">Best to walk from the North to the South so that the sun is on your back.</text:p>
      <text:p text:style-name="P9"><text:span text:style-name="T12">Additional </text:span>Walk Information:</text:p>
      <text:p text:style-name="P3"><text:a xlink:type="simple" xlink:href="http://www.nationalparks.nsw.gov.au/things-to-do/walking-tracks/yuraygir-coastal-walk" text:style-name="Internet_20_link" text:visited-style-name="Visited_20_Internet_20_Link"><text:span text:style-name="T13">http://www.nationalparks.nsw.gov.au/things-to-do/walking-tracks/yuraygir-coastal-walk</text:span></text:a></text:p>
      <text:p text:style-name="P10"/>
      <text:p text:style-name="P14">The various sections can be used to create Red, Blue or Green cord hikes</text:p>
      <text:p text:style-name="P14"/>
      <text:p text:style-name="P13"/>
      <text:p text:style-name="P13"/>
      <text:p text:style-name="P15">Day 1 – <text:span text:style-name="T16">Red Rock to </text:span><text:span text:style-name="T24">Arrawarra Beach</text:span> – <text:span text:style-name="T16">9Km</text:span></text:p>
      <text:p text:style-name="P17">Day <text:span text:style-name="T16">2</text:span> - <text:span text:style-name="T24">Arrawarra Beach</text:span> <text:s/>to <text:span text:style-name="T25">Woolgoolga Scout Hall</text:span> – <text:span text:style-name="T26">10Km</text:span></text:p>
      <text:p text:style-name="P17">Day <text:span text:style-name="T16">3</text:span> - <text:span text:style-name="T25">Woolgoolga Scout Hall to Emerald Beach</text:span> – <text:span text:style-name="T26">10Km</text:span></text:p>
      <text:p text:style-name="P15"/>
      <table:table table:name="Table1" table:style-name="Table1">
        <table:table-column table:style-name="Table1.A" table:number-columns-repeated="2"/>
        <table:table-column table:style-name="Table1.C"/>
        <table:table-row table:style-name="Table1.1">
          <table:table-cell table:style-name="Table1.A1" office:value-type="string">
            <text:p text:style-name="P26"><text:span text:style-name="T22">Day 1</text:span></text:p>
          </table:table-cell>
          <table:table-cell table:style-name="Table1.A1" office:value-type="string">
            <text:p text:style-name="P19"><text:span text:style-name="T22">Start: </text:span><text:span text:style-name="T18">Red Rock at 10 AM</text:span></text:p>
            <text:p text:style-name="P19"><text:span text:style-name="T22">Map: </text:span><text:span text:style-name="T18">Red Rock 9583 – 3S</text:span></text:p>
            <text:p text:style-name="P23"/>
          </table:table-cell>
          <table:table-cell table:style-name="Table1.A1" office:value-type="string">
            <text:p text:style-name="P19"><text:span text:style-name="T22">Low Tide: </text:span><text:span text:style-name="T18">7:56 AM</text:span><text:span text:style-name="T22"> </text:span></text:p>
            <text:p text:style-name="P19"><text:span text:style-name="T22">High Tide: </text:span><text:span text:style-name="T18">1:42 PM</text:span></text:p>
            <text:p text:style-name="P19"><text:span text:style-name="T22">Low Tide: </text:span><text:span text:style-name="T18">6:59 PM</text:span></text:p>
            <text:p text:style-name="P19"><text:span text:style-name="T22">Sunrise: </text:span><text:span text:style-name="T18">6:13 AM</text:span></text:p>
            <text:p text:style-name="P19"><text:span text:style-name="T22">Sunset: </text:span><text:span text:style-name="T18">5:17 PM</text:span></text:p>
          </table:table-cell>
        </table:table-row>
        <table:table-row table:style-name="Table1.1">
          <table:table-cell table:style-name="Table1.A1" office:value-type="string">
            <text:p text:style-name="P19"><text:span text:style-name="T22">Start: </text:span><text:span text:style-name="T18">Red Rock Road at Park, travel south 300m. Turn east on path at 21.8E, 82.6S. Follow path along beach for approx. 2km</text:span></text:p>
          </table:table-cell>
          <table:table-cell table:style-name="Table1.A1" office:value-type="string">
            <text:p text:style-name="P19"><text:span text:style-name="T22">Distance: </text:span><text:span text:style-name="T18">Approx. 2.3km</text:span></text:p>
          </table:table-cell>
          <table:table-cell table:style-name="Table1.A1" office:value-type="string">
            <text:p text:style-name="P19"><text:span text:style-name="T22">Travel Time: </text:span><text:span text:style-name="T18">Approx. 1 hour </text:span></text:p>
          </table:table-cell>
        </table:table-row>
        <table:table-row table:style-name="Table1.1">
          <table:table-cell table:style-name="Table1.A1" table:number-columns-spanned="3" office:value-type="string">
            <text:p text:style-name="P20"><text:span text:style-name="T22">Change Map: </text:span><text:span text:style-name="T18">Woolgoolga 9537-4N</text:span></text:p>
          </table:table-cell>
          <table:covered-table-cell/>
          <table:covered-table-cell/>
        </table:table-row>
        <table:table-row table:style-name="Table1.1">
          <table:table-cell table:style-name="Table1.A1" office:value-type="string">
            <text:p text:style-name="P21"><text:span text:style-name="T22">Join Map</text:span><text:span text:style-name="T18"> at 21.2E, 81.2S</text:span></text:p>
            <text:p text:style-name="P21"><text:span text:style-name="T18">Continue South on Red Rock beach until Ocean Street Corindi Beach. Exit beach and stop at park.</text:span></text:p>
          </table:table-cell>
          <table:table-cell table:style-name="Table1.A1" office:value-type="string">
            <text:p text:style-name="P19"><text:span text:style-name="T22">Distance: </text:span><text:span text:style-name="T18">Approx. 4.5km</text:span></text:p>
            <text:p text:style-name="P23"/>
            <text:p text:style-name="P23"/>
            <text:p text:style-name="P23"/>
          </table:table-cell>
          <table:table-cell table:style-name="Table1.A1" office:value-type="string">
            <text:p text:style-name="P19"><text:span text:style-name="T22">Travel Time: </text:span><text:span text:style-name="T18">Approx. 2.5 hours</text:span></text:p>
            <text:p text:style-name="P23"/>
            <text:p text:style-name="P19"><text:span text:style-name="T18">Stop for Lunch around 1:30 PM. Depart 2 PM</text:span></text:p>
          </table:table-cell>
        </table:table-row>
        <table:table-row table:style-name="Table1.1">
          <table:table-cell table:style-name="Table1.A1" office:value-type="string">
            <text:p text:style-name="P21"><text:span text:style-name="T22">After Lunch </text:span><text:span text:style-name="T18">head south on Maccdougalll Street and join dirt road at 19.1E, 77.4S. Travel South until road joins Beach Road Arrawarra.</text:span></text:p>
          </table:table-cell>
          <table:table-cell table:style-name="Table1.A1" office:value-type="string">
            <text:p text:style-name="P19"><text:span text:style-name="T22">Distance: </text:span><text:span text:style-name="T18">Approx. 2.5km</text:span></text:p>
          </table:table-cell>
          <table:table-cell table:style-name="Table1.A1" office:value-type="string">
            <text:p text:style-name="P19"><text:span text:style-name="T22">Travel Time: </text:span><text:span text:style-name="T18">45 minutes</text:span></text:p>
          </table:table-cell>
        </table:table-row>
        <table:table-row table:style-name="Table1.1">
          <table:table-cell table:style-name="Table1.A1" office:value-type="string">
            <text:p text:style-name="P21"><text:span text:style-name="T18">Re-join beach at 18.7E, 75.8S. Follow beach south until Arrawarra Creek. Cross walkway to Arrawarra Beach Holiday Park 18.9E 74.6S</text:span></text:p>
          </table:table-cell>
          <table:table-cell table:style-name="Table1.A1" office:value-type="string">
            <text:p text:style-name="P19"><text:span text:style-name="T22">Distance: </text:span><text:span text:style-name="T18">Approx. 1.6km </text:span></text:p>
            <text:p text:style-name="P23"/>
            <text:p text:style-name="P23"/>
            <text:p text:style-name="P19"><text:span text:style-name="T22">Risk: </text:span><text:span text:style-name="T18">Cross walkway to caravan park over creek </text:span><text:soft-page-break/><text:span text:style-name="T18">exit. Risk of water and high tide. Note: Tide going out.</text:span></text:p>
            <text:p text:style-name="P23"/>
          </table:table-cell>
          <table:table-cell table:style-name="Table1.A1" office:value-type="string">
            <text:p text:style-name="P19"><text:span text:style-name="T22">Travel Time: </text:span><text:span text:style-name="T18">Approx. 1 hour</text:span></text:p>
          </table:table-cell>
        </table:table-row>
        <table:table-row table:style-name="Table1.1">
          <table:table-cell table:style-name="Table1.A1" table:number-columns-spanned="3" office:value-type="string">
            <text:p text:style-name="P20"><text:span text:style-name="T22">Stay Overnight </text:span><text:span text:style-name="T18">at Arrawarra Beach Holiday Park.</text:span></text:p>
            <text:p text:style-name="P20"/>
          </table:table-cell>
          <table:covered-table-cell/>
          <table:covered-table-cell/>
        </table:table-row>
        <table:table-row table:style-name="Table1.1">
          <table:table-cell table:style-name="Table1.A1" office:value-type="string">
            <text:p text:style-name="P27"><text:span text:style-name="T22">Day 2</text:span></text:p>
          </table:table-cell>
          <table:table-cell table:style-name="Table1.A1" office:value-type="string">
            <text:p text:style-name="P19"><text:span text:style-name="T22">Start: </text:span><text:span text:style-name="T18">Arrawarra Beach Holiday Park</text:span></text:p>
            <text:p text:style-name="P19"><text:span text:style-name="T22">Map: </text:span><text:span text:style-name="T18">Woolgoolga </text:span></text:p>
            <text:p text:style-name="P19"><text:span text:style-name="T18">9537-4N</text:span></text:p>
          </table:table-cell>
          <table:table-cell table:style-name="Table1.A1" office:value-type="string">
            <text:p text:style-name="P19"><text:span text:style-name="T22">Low Tide: </text:span><text:span text:style-name="T18">8:59 AM</text:span></text:p>
            <text:p text:style-name="P19"><text:span text:style-name="T22">High Tide: </text:span><text:span text:style-name="T18">2:57 PM</text:span></text:p>
            <text:p text:style-name="P19"><text:span text:style-name="T22">Low Tide: </text:span><text:span text:style-name="T18">8:16 PM</text:span></text:p>
            <text:p text:style-name="P19"><text:span text:style-name="T22">Sunrise: </text:span><text:span text:style-name="T18">6:13 AM</text:span></text:p>
            <text:p text:style-name="P19"><text:span text:style-name="T22">Sunset: </text:span><text:span text:style-name="T18">5:16 PM</text:span></text:p>
          </table:table-cell>
        </table:table-row>
        <table:table-row table:style-name="Table1.1">
          <table:table-cell table:style-name="Table1.A1" office:value-type="string">
            <text:p text:style-name="P21"><text:span text:style-name="T22">Start: </text:span><text:span text:style-name="T18">18.9E 74.6S, leave holiday park at 9 AM, Walk across walkway to the beach. Cross Arrawarra creek on beach. (Low Tide at 9 AM) Exit beach at Arrawarra Road (carpark/ picnic area).</text:span></text:p>
            <text:p text:style-name="P22"/>
            <text:p text:style-name="P21"><text:span text:style-name="T18">Walk south onto Arrawarra Road until Beach Road. Exit off Beach Road onto Ocean View Beach 19.5E 74.4S. Follow beach south until Mullawarra Close</text:span></text:p>
          </table:table-cell>
          <table:table-cell table:style-name="Table1.A1" office:value-type="string">
            <text:p text:style-name="P19"><text:span text:style-name="T22">Distance: </text:span><text:span text:style-name="T18">Approx. 1.5km</text:span></text:p>
          </table:table-cell>
          <table:table-cell table:style-name="Table1.A1" office:value-type="string">
            <text:p text:style-name="P19"><text:span text:style-name="T22">Travel Time: </text:span><text:span text:style-name="T18">Approx. <text:s/>30min</text:span></text:p>
          </table:table-cell>
        </table:table-row>
        <table:table-row table:style-name="Table1.1">
          <table:table-cell table:style-name="Table1.A1" office:value-type="string">
            <text:p text:style-name="P21"><text:span text:style-name="T18">Follow path around Ocean View headland. Join Mullawarra Beach, follow south until rocks. Exit at picnic area and stop for morning tea.</text:span></text:p>
          </table:table-cell>
          <table:table-cell table:style-name="Table1.A1" office:value-type="string">
            <text:p text:style-name="P19"><text:span text:style-name="T22">Distance: </text:span><text:span text:style-name="T18">Approx. 1.5km</text:span></text:p>
          </table:table-cell>
          <table:table-cell table:style-name="Table1.A1" office:value-type="string">
            <text:p text:style-name="P19"><text:span text:style-name="T22">Travel Time: </text:span><text:span text:style-name="T18">Approx. 45 minutes</text:span></text:p>
            <text:p text:style-name="P23"/>
            <text:p text:style-name="P23"/>
            <text:p text:style-name="P19"><text:span text:style-name="T18">Stop for morning tea around 11</text:span></text:p>
          </table:table-cell>
        </table:table-row>
        <table:table-row table:style-name="Table1.1">
          <table:table-cell table:style-name="Table1.A1" office:value-type="string">
            <text:p text:style-name="P21"><text:span text:style-name="T18">Follow Mullawarra Drive to Darkum Road 19.5E 72.6S. Follow Darkum Road south until dead end. Join bike track and follow over bridge at Safety Creek. Head south on bike track until connect with Panorama Parade Safety Beach. Join Safety Beach Drive.</text:span></text:p>
          </table:table-cell>
          <table:table-cell table:style-name="Table1.A1" office:value-type="string">
            <text:p text:style-name="P19"><text:span text:style-name="T22">Distance: </text:span><text:span text:style-name="T18">Approx. 3km</text:span></text:p>
          </table:table-cell>
          <table:table-cell table:style-name="Table1.A1" office:value-type="string">
            <text:p text:style-name="P19"><text:span text:style-name="T22">Travel Time: </text:span><text:span text:style-name="T18">Approx. 1 hour</text:span></text:p>
          </table:table-cell>
        </table:table-row>
        <table:table-row table:style-name="Table1.1">
          <table:table-cell table:style-name="Table1.A1" office:value-type="string">
            <text:p text:style-name="P21"><text:span text:style-name="T18">Follow Safety Beach Drive West until Solitary Islands Way Road, follow south until Woolgoolga turn off (round about at coles) Head to Scout Hall (29 Hastings Street) </text:span></text:p>
          </table:table-cell>
          <table:table-cell table:style-name="Table1.A1" office:value-type="string">
            <text:p text:style-name="P19"><text:span text:style-name="T22">Distance: </text:span><text:span text:style-name="T18">Approx. 3.5km</text:span></text:p>
          </table:table-cell>
          <table:table-cell table:style-name="Table1.A1" office:value-type="string">
            <text:p text:style-name="P19"><text:span text:style-name="T22">Travel Time: </text:span><text:span text:style-name="T18">Approx. 1 hour and 30 minutes</text:span></text:p>
          </table:table-cell>
        </table:table-row>
        <table:table-row table:style-name="Table1.1">
          <table:table-cell table:style-name="Table1.A1" table:number-columns-spanned="3" office:value-type="string">
            <text:p text:style-name="P20"><text:span text:style-name="T22">Stay Overnight </text:span><text:span text:style-name="T18">at Woolgoolga Scout Hall</text:span></text:p>
            <text:p text:style-name="P20"><text:span text:style-name="T18"/></text:p>
          </table:table-cell>
          <table:covered-table-cell/>
          <table:covered-table-cell/>
        </table:table-row>
        <table:table-row table:style-name="Table1.1">
          <table:table-cell table:style-name="Table1.A1" office:value-type="string">
            <text:p text:style-name="P27"><text:span text:style-name="T22">Day 3</text:span></text:p>
          </table:table-cell>
          <table:table-cell table:style-name="Table1.A1" office:value-type="string">
            <text:p text:style-name="P19"><text:span text:style-name="T22">Start: </text:span><text:span text:style-name="T18">Woolgoolga Scout Hall</text:span></text:p>
          </table:table-cell>
          <table:table-cell table:style-name="Table1.A1" office:value-type="string">
            <text:p text:style-name="P19"><text:span text:style-name="T22">Low Tide: </text:span><text:span text:style-name="T18">10:04AM</text:span></text:p>
            <text:p text:style-name="P19"><text:span text:style-name="T22">High Tide: </text:span><text:span text:style-name="T18">4:14PM</text:span></text:p>
            <text:p text:style-name="P19"><text:span text:style-name="T22">Sunrise: </text:span><text:span text:style-name="T18">6:14AM</text:span></text:p>
            <text:p text:style-name="P19"><text:span text:style-name="T22">Sunset: </text:span><text:span text:style-name="T18">5:15PM</text:span></text:p>
          </table:table-cell>
        </table:table-row>
        <text:soft-page-break/>
        <table:table-row table:style-name="Table1.1">
          <table:table-cell table:style-name="Table1.A1" office:value-type="string">
            <text:p text:style-name="P21"><text:span text:style-name="T22">Depart: </text:span><text:span text:style-name="T17">Woolgoolga Scout Hall at 8AM. Head east to Woolgoolga Back Beach at 20.1E 68.7S.</text:span></text:p>
            <text:p text:style-name="P21"><text:span text:style-name="T21">Map: Moone Beach 9537-4S</text:span></text:p>
            <text:p text:style-name="P21"><text:span text:style-name="T17">Follow beach South. Continue going South on Hearnes Lake Beach. Keep going south on Sandy beach and stop for lunch at Sandy Beach Park. 19.2E 64.6S</text:span></text:p>
          </table:table-cell>
          <table:table-cell table:style-name="Table1.A1" office:value-type="string">
            <text:p text:style-name="P19"><text:span text:style-name="T22">Distance: </text:span><text:span text:style-name="T18">Approx. 5km</text:span></text:p>
          </table:table-cell>
          <table:table-cell table:style-name="Table1.A1" office:value-type="string">
            <text:p text:style-name="P19"><text:span text:style-name="T22"><text:s/>Travel Time: </text:span><text:span text:style-name="T18">3 hours and 30 minutes</text:span></text:p>
            <text:p text:style-name="P23"/>
            <text:p text:style-name="P23"/>
            <text:p text:style-name="P23"/>
            <text:p text:style-name="P23"/>
            <text:p text:style-name="P23"/>
            <text:p text:style-name="P23"/>
            <text:p text:style-name="P23"/>
            <text:p text:style-name="P23"/>
            <text:p text:style-name="P23"/>
            <text:p text:style-name="P19"><text:span text:style-name="T22">Lunch: </text:span><text:span text:style-name="T18">Have lunch around 12:30PM</text:span></text:p>
          </table:table-cell>
        </table:table-row>
        <table:table-row table:style-name="Table1.1">
          <table:table-cell table:style-name="Table1.A1" office:value-type="string">
            <text:p text:style-name="P21"><text:span text:style-name="T18">Rejoin beach. Cross Sandy Beach Headland and follow Fiddamans Beach South. Follow until handland and follow Digger Point track south to Emerald Beach. </text:span></text:p>
          </table:table-cell>
          <table:table-cell table:style-name="Table1.A1" office:value-type="string">
            <text:p text:style-name="P19"><text:span text:style-name="T22">Distance: </text:span><text:span text:style-name="T18">Approx. 2.5km</text:span></text:p>
          </table:table-cell>
          <table:table-cell table:style-name="Table1.A1" office:value-type="string">
            <text:p text:style-name="P19"><text:span text:style-name="T22">Travel Time: </text:span><text:span text:style-name="T18">1 hour and 30 minutes</text:span></text:p>
          </table:table-cell>
        </table:table-row>
        <table:table-row table:style-name="Table1.1">
          <table:table-cell table:style-name="Table1.A1" office:value-type="string">
            <text:p text:style-name="P21"><text:span text:style-name="T18">Follow Emerald Beach South until Dammerel headland exit beach and follow Dammerel Headland track until Lighthouse Cresent. Follow Lighthouse Cresent south until Look at me Now Headland track. Follow the track around the headland until the carpark. Finish at the carpark at the end of Dammerel’s Cresent. 18E 61.7S</text:span></text:p>
          </table:table-cell>
          <table:table-cell table:style-name="Table1.A1" office:value-type="string">
            <text:p text:style-name="P19"><text:span text:style-name="T22">Distance: </text:span><text:span text:style-name="T18">2.8km</text:span></text:p>
          </table:table-cell>
          <table:table-cell table:style-name="Table1.A1" office:value-type="string">
            <text:p text:style-name="P19"><text:span text:style-name="T22">Travel Time: </text:span><text:span text:style-name="T18">2 hours</text:span><text:span text:style-name="T22"> </text:span></text:p>
          </table:table-cell>
        </table:table-row>
        <table:table-row table:style-name="Table1.1">
          <table:table-cell table:style-name="Table1.A1" office:value-type="string">
            <text:p text:style-name="P24"/>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4"/>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4"/>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4"/>
          </table:table-cell>
          <table:table-cell table:style-name="Table1.A1" office:value-type="string">
            <text:p text:style-name="P25"/>
          </table:table-cell>
          <table:table-cell table:style-name="Table1.A1" office:value-type="string">
            <text:p text:style-name="P25"/>
          </table:table-cell>
        </table:table-row>
      </table:table>
      <text:p text:style-name="P28"><text:span text:style-name="T6"/></text:p>
      <text:p text:style-name="P28"><text:span text:style-name="T6">Contacts:</text:span><text:span text:style-name="T5"><text:line-break/></text:span><text:span text:style-name="T6">National parks, marine parks and forests</text:span><text:span text:style-name="T5"> 02 6641 1500<text:line-break/><text:tab/>Dave Redman | Ranger | North Coast Branch 02 6641 1524, 0457 605 862<text:line-break/></text:span><text:span text:style-name="T6">Police (Wooli)</text:span><text:span text:style-name="T5"> – NOT 24 hour Cnr Main Street and Ollen Close, WOOLI 2462, 02 6649 7055<text:line-break/></text:span><text:span text:style-name="T6">Police (Grafton) </text:span><text:span text:style-name="T5">– 24 hour 5 Duke St, Grafton NSW 2460, 02 6642 0222<text:line-break/></text:span><text:span text:style-name="T6">Hospital (Grafton)</text:span><text:span text:style-name="T5"> – 24 hour Emergency, 184 Arthur St, Grafton NSW 2460 - 02 6640 22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Nimbus Sans L" svg:font-family="'Nimbus Sans L'" style:font-family-generic="swiss" style:font-pitch="variable"/>
    <style:font-face style:name="Angsana New" svg:font-family="'Angsana Ne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imbusSanL-Bold" svg:font-family="NimbusSanL-Bold" style:font-family-generic="system" style:font-pitch="variable"/>
    <style:font-face style:name="NimbusSanL-Regu" svg:font-family="NimbusSanL-Regu"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837cm" style:type="center"/>
          <style:tab-stop style:position="19.394cm" style:type="right"/>
          <style:tab-stop style:position="19.5cm"/>
        </style:tab-stops>
      </style:paragraph-properties>
      <style:text-properties officeooo:paragraph-rsid="00443f69"/>
    </style:style>
    <style:style style:name="MT1" style:family="text">
      <style:text-properties officeooo:rsid="004c946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itle>Red Rock to Emerald Beach - Green Cord Hike – V1.0</text:title><text:tab/><text:span text:style-name="MT1">Page </text:span><text:span text:style-name="MT1"><text:page-number text:select-page="current">3</text:page-number></text:span><text:span text:style-name="MT1">/</text:span><text:span text:style-name="MT1"><text:page-count>3</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xton</meta:initial-creator>
    <meta:editing-cycles>59</meta:editing-cycles>
    <meta:creation-date>2018-05-28T00:23:00</meta:creation-date>
    <dc:date>2019-05-06T13:36:24.569442748</dc:date>
    <meta:editing-duration>PT16H40M45S</meta:editing-duration>
    <meta:generator>LibreOffice/6.1.2.1$Linux_X86_64 LibreOffice_project/10$Build-1</meta:generator>
    <dc:title>Red Rock to Emerald Beach - Green Cord Hike – V1.0</dc:title>
    <meta:document-statistic meta:table-count="1" meta:image-count="0" meta:object-count="0" meta:page-count="3" meta:paragraph-count="83" meta:word-count="762" meta:character-count="4491" meta:non-whitespace-character-count="3781"/>
    <meta:user-defined meta:name="AppVersion">14.0000</meta:user-defined>
    <meta:user-defined meta:name="Company">Clarence Valley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